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1">
      <style:text-properties fo:font-variant="normal" fo:text-transform="none" fo:color="#1f2328" style:font-name="apple-system" fo:letter-spacing="normal" fo:font-style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4" style:family="paragraph" style:parent-style-name="Standard" style:list-style-name="L1">
      <style:paragraph-properties fo:orphans="2" fo:widows="2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style:font-name="apple-system" fo:font-size="12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fo:color="#1f2328" style:font-name="apple-system" fo:font-size="12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athDxf2GCode</text:h>
      <text:p text:style-name="P3">A tool for converting DXFs with tool paths to GCode files.</text:p>
      <text:p text:style-name="P1"><text:span text:style-name="T1">For documentation, see </text:span><text:span text:style-name="T3">PathDxf2GCode-Doku en.pdf.</text:span></text:p>
      <text:list xml:id="list4945007250035012611" text:style-name="L1">
        <text:list-item>
          <text:p text:style-name="P4"><text:span text:style-name="T1">Right now, this is automatically translated with DeepL.com from the German documentation <text:s/></text:span><text:span text:style-name="T3">PathDxf2GCode-Doku.pdf</text:span><text:span text:style-name="T2">, which results in quite a number of strange translations or outright errors (e.g., </text:span><text:span text:style-name="T3">Riss</text:span><text:span text:style-name="T2"> is translated as </text:span><text:span text:style-name="T3">crack</text:span><text:span text:style-name="T2"> instead of </text:span><text:span text:style-name="T3">projection</text:span><text:span text:style-name="T2">). When I find time, I'll do a manual transl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ald M. Müller</meta:initial-creator>
    <meta:creation-date>2025-03-15T11:25:15.32</meta:creation-date>
    <dc:date>2025-03-15T11:39:18.12</dc:date>
    <dc:creator>Harald M. Müller</dc:creator>
    <meta:editing-duration>PT11M24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4" meta:word-count="61" meta:character-count="416"/>
  </office:meta>
</office:document-meta>
</file>